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T Sans Narrow" svg:font-family="PT Sans Narrow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3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3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3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3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3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3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3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3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3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3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4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4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4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4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4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4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4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4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4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4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5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5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5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5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5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5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5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5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5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5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6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6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6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6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6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6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6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6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6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6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7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7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7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7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7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7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7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7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7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7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8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8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8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8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8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8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8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8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8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8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9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9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9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9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9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9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9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9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9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9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0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0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0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0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0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0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0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0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0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0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1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1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1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1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1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1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1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1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1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1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2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2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2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2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2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2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2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2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2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2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3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3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3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3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3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3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3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3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3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3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4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4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4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4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4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4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4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4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4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4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5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5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5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5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5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5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5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5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5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5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6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6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6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6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6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6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6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6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6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6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7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7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7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7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7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7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7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7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7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7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8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8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8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8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8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8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8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8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8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8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9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9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9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9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9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9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9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9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9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19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0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0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0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0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0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0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0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0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0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0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1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1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1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1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1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1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1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1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1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1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2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2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2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2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2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2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2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27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28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29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30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31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32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33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34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35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P236" style:parent-style-name="Normal" style:family="paragraph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  <style:style style:name="T237" style:parent-style-name="DefaultParagraphFont" style:family="text">
      <style:text-properties style:font-name="PT Sans Narrow" style:font-name-asian="Times New Roman" style:font-name-complex="Arial" fo:font-weight="bold" style:font-weight-asian="bold" style:font-weight-complex="bold" fo:color="#1E1E1F" fo:letter-spacing="0.0034in" fo:font-size="15pt" style:font-size-asian="15pt" style:font-size-complex="15pt" style:language-asian="en" style:country-asian="CH"/>
    </style:style>
  </office:automatic-styles>
  <office:body>
    <office:text text:use-soft-page-breaks="true">
      <text:p text:style-name="P1">Insalata Verde</text:p>
      <text:p text:style-name="P2">8.50 CHF</text:p>
      <text:p text:style-name="P3">--------------------------------</text:p>
      <text:p text:style-name="P4">Insalata Mista</text:p>
      <text:p text:style-name="P5">11.00 CHF</text:p>
      <text:p text:style-name="P6">--------------------------------</text:p>
      <text:p text:style-name="P7">Carpaccio di manzo</text:p>
      <text:p text:style-name="P8">Handgeklopftes Rindsfilet mit Kirschtomaten, Rucola und Parmigiano Reggiano 36 Monate gereift mit Rucola und Balsamicocrème</text:p>
      <text:p text:style-name="P9">28.50 CHF</text:p>
      <text:p text:style-name="P10">--------------------------------</text:p>
      <text:p text:style-name="P11">Carpaccio di polipo</text:p>
      <text:p text:style-name="P12">Oktopus Carpaccio mit Rucola, Kirschtomaten und Zitrone</text:p>
      <text:p text:style-name="P13">28.50 CHF</text:p>
      <text:p text:style-name="P14">--------------------------------</text:p>
      <text:p text:style-name="P15">Caprese con Mozzarella di Bufala</text:p>
      <text:p text:style-name="P16">Caprese mit Büffelmozzarella</text:p>
      <text:p text:style-name="P17">16.50 CHF</text:p>
      <text:p text:style-name="P18">--------------------------------</text:p>
      <text:p text:style-name="P19">Bruschetta</text:p>
      <text:p text:style-name="P20">10.50 CHF</text:p>
      <text:p text:style-name="P21">--------------------------------</text:p>
      <text:p text:style-name="P22">Il tagliere della Qualità (per 2 Pers.)</text:p>
      <text:p text:style-name="P23">Verschiedene Käsesorten und Aufschnittplatten für 2 Personen</text:p>
      <text:soft-page-break/>
      <text:p text:style-name="P24">26.50 CHF/ pro Person</text:p>
      <text:p text:style-name="P25">--------------------------------</text:p>
      <text:p text:style-name="P26">Straccietti di filetto di manzo</text:p>
      <text:p text:style-name="P27">Rindsfiletstreifen, Rucola, Kirschtomaten, 36 Monate gereifter Parmesanspäne mit hausgemachter Balsamico-Sauce</text:p>
      <text:p text:style-name="P28">29.50 CHF</text:p>
      <text:p text:style-name="P29">--------------------------------</text:p>
      <text:p text:style-name="P30">Pouletsalat</text:p>
      <text:p text:style-name="P31">25.50 CHF</text:p>
      <text:p text:style-name="P32">--------------------------------</text:p>
      <text:p text:style-name="P33">Thonsalat</text:p>
      <text:p text:style-name="P34">22.50 CHF</text:p>
      <text:p text:style-name="P35">--------------------------------</text:p>
      <text:p text:style-name="P36">Crevetten-Orangesalat</text:p>
      <text:p text:style-name="P37">32.50 CHF</text:p>
      <text:p text:style-name="P38">--------------------------------</text:p>
      <text:p text:style-name="P39">Burrata su letto di Rucola e peperoni arrostiti</text:p>
      <text:p text:style-name="P40">24.50 CHF</text:p>
      <text:p text:style-name="P41">--------------------------------</text:p>
      <text:p text:style-name="P42">Branzino e Zucchine sul letto di pomodorini</text:p>
      <text:p text:style-name="P43">Wolfsbarsch und Zucchetti auf Kirschtomatensauce</text:p>
      <text:p text:style-name="P44">32.00 CHF</text:p>
      <text:p text:style-name="P45">--------------------------------</text:p>
      <text:p text:style-name="P46">Ricotta e Spinaci con Burro e Salvia</text:p>
      <text:soft-page-break/>
      <text:p text:style-name="P47">Ricotta, Spinat mit Butter und Salbei</text:p>
      <text:p text:style-name="P48">27.00 CHF</text:p>
      <text:p text:style-name="P49">--------------------------------</text:p>
      <text:p text:style-name="P50">4 Formaggi</text:p>
      <text:p text:style-name="P51">Taleggio, Parmiggiano, Gorgonzola e Ricotta</text:p>
      <text:p text:style-name="P52">28.50 CHF</text:p>
      <text:p text:style-name="P53">--------------------------------</text:p>
      <text:p text:style-name="P54">Spaghetti alle vongole</text:p>
      <text:p text:style-name="P55">Spaghetti mit Venusmuscheln</text:p>
      <text:p text:style-name="P56">27.00 CHF</text:p>
      <text:p text:style-name="P57">--------------------------------</text:p>
      <text:p text:style-name="P58">Taglierini allo scoglio</text:p>
      <text:p text:style-name="P59"><text:s/>Taglierini mit Meeresfrüchten</text:p>
      <text:p text:style-name="P60">29.50 CHF</text:p>
      <text:p text:style-name="P61">--------------------------------</text:p>
      <text:p text:style-name="P62">Mezzi Paccheri con Salsiccia e frijarielli e salsa di datterini</text:p>
      <text:p text:style-name="P63">Mezzi Paccheri mit Salsiccia, Wildbroccoli und Kirschtomatensauce</text:p>
      <text:p text:style-name="P64">24.50 CHF</text:p>
      <text:p text:style-name="P65">--------------------------------</text:p>
      <text:p text:style-name="P66">Spaghetti alla Carbonara con Guanciale di maiale (ohne Rahm!)</text:p>
      <text:p text:style-name="P67">Spaghetti Carbonara mit Schewine-backe, wie es in Roma gemacht wird</text:p>
      <text:p text:style-name="P68">24.50 CHF</text:p>
      <text:p text:style-name="P69">--------------------------------</text:p>
      <text:p text:style-name="P70">Lasagna alla Siciliana</text:p>
      <text:soft-page-break/>
      <text:p text:style-name="P71">26.50 CHF</text:p>
      <text:p text:style-name="P72">--------------------------------</text:p>
      <text:p text:style-name="P73">Parmigiana di Melanzane con colatura di Provola</text:p>
      <text:p text:style-name="P74">26.50 CHF</text:p>
      <text:p text:style-name="P75">--------------------------------</text:p>
      <text:p text:style-name="P76">Bud Spencer (Pasta e fagioli)</text:p>
      <text:p text:style-name="P77">mit Speck und Bohnen</text:p>
      <text:p text:style-name="P78">25.50 CHF</text:p>
      <text:p text:style-name="P79">--------------------------------</text:p>
      <text:p text:style-name="P80">Fritto misto</text:p>
      <text:p text:style-name="P81">28.00 CHF</text:p>
      <text:p text:style-name="P82">--------------------------------</text:p>
      <text:p text:style-name="P83">Orata al Cartoccio</text:p>
      <text:p text:style-name="P84">Ganze Dorade in Folie gegart</text:p>
      <text:p text:style-name="P85">39.00 CHF</text:p>
      <text:p text:style-name="P86">--------------------------------</text:p>
      <text:p text:style-name="P87">Soute di Cozze</text:p>
      <text:p text:style-name="P88">Miesmuscheln</text:p>
      <text:p text:style-name="P89">26.00 CHF</text:p>
      <text:p text:style-name="P90">--------------------------------</text:p>
      <text:p text:style-name="P91">Soute di vongole</text:p>
      <text:p text:style-name="P92">Venusmuscheln</text:p>
      <text:p text:style-name="P93">28.00 CHF</text:p>
      <text:p text:style-name="P94">--------------------------------</text:p>
      <text:soft-page-break/>
      <text:p text:style-name="P95">Branzino su crèma di Zucchine</text:p>
      <text:p text:style-name="P96">Wolfsbarschfilet auf Zucchetticrème</text:p>
      <text:p text:style-name="P97">39.00 CHF</text:p>
      <text:p text:style-name="P98">--------------------------------</text:p>
      <text:p text:style-name="P99">Gamberoni alla griglia</text:p>
      <text:p text:style-name="P100">Riesenkrevetten vom Grill</text:p>
      <text:p text:style-name="P101">36.00 CHF</text:p>
      <text:p text:style-name="P102">--------------------------------</text:p>
      <text:p text:style-name="P103">Beilagen extra</text:p>
      <text:p text:style-name="P104">Frischer Spinat, Rosmarinkartoffeln, Pommes Frites, Risotto, Salat</text:p>
      <text:p text:style-name="P105">6.50 CHF</text:p>
      <text:p text:style-name="P106">--------------------------------</text:p>
      <text:p text:style-name="P107">Filetto di manzo 250 g</text:p>
      <text:p text:style-name="P108">Rindsfilet</text:p>
      <text:p text:style-name="P109">46.00 CHF</text:p>
      <text:p text:style-name="P110">--------------------------------</text:p>
      <text:p text:style-name="P111">T-Bone Stake</text:p>
      <text:p text:style-name="P112">56.00 CHF</text:p>
      <text:p text:style-name="P113">--------------------------------</text:p>
      <text:p text:style-name="P114">Entrecote di Manzo 300 g</text:p>
      <text:p text:style-name="P115">Rindsentrecote</text:p>
      <text:p text:style-name="P116">42.00 CHF</text:p>
      <text:p text:style-name="P117">--------------------------------</text:p>
      <text:p text:style-name="P118">Cotoletta di Vitello 250 g</text:p>
      <text:soft-page-break/>
      <text:p text:style-name="P119">Kalbskotolette</text:p>
      <text:p text:style-name="P120">48.00 CHF</text:p>
      <text:p text:style-name="P121">--------------------------------</text:p>
      <text:p text:style-name="P122">Scaloppine al Limone</text:p>
      <text:p text:style-name="P123">Kalbsschnitzel</text:p>
      <text:p text:style-name="P124">36.00 CHF</text:p>
      <text:p text:style-name="P125">--------------------------------</text:p>
      <text:p text:style-name="P126">Salsiccia alla Griglia</text:p>
      <text:p text:style-name="P127">Salsiccia von Grill</text:p>
      <text:p text:style-name="P128">26.00 CHF</text:p>
      <text:p text:style-name="P129">--------------------------------</text:p>
      <text:p text:style-name="P130">Beilagen</text:p>
      <text:p text:style-name="P131">Frischer Spinat, Rosmarin Kartoffeln, Pommes Frittes, Risotto, Salat</text:p>
      <text:p text:style-name="P132">6.50 CHF</text:p>
      <text:p text:style-name="P133">--------------------------------</text:p>
      <text:p text:style-name="P134">Pinsa Margherita</text:p>
      <text:p text:style-name="P135">Tomatensauce, Mozzarella</text:p>
      <text:p text:style-name="P136">19.50 CHF</text:p>
      <text:p text:style-name="P137">--------------------------------</text:p>
      <text:p text:style-name="P138">Pinsa Napoli</text:p>
      <text:p text:style-name="P139">Tomatensauce, Mozzarella, Sardellen, Oliven, Oregano</text:p>
      <text:p text:style-name="P140">20.50 CHF</text:p>
      <text:p text:style-name="P141">--------------------------------</text:p>
      <text:p text:style-name="P142">Pinsa Prosciutto</text:p>
      <text:soft-page-break/>
      <text:p text:style-name="P143">Tomatensauce, Mozzarella, italienischer Hinterschinken, Oregano</text:p>
      <text:p text:style-name="P144">21.00 CHF</text:p>
      <text:p text:style-name="P145">--------------------------------</text:p>
      <text:p text:style-name="P146">Pinsa Quattro Stagioni</text:p>
      <text:p text:style-name="P147">Tomatensauce, Mozzarella, Artischocken, Peperoni, Champignons, italienischer Hinterschinken, Oregano <text:s text:c="6"/></text:p>
      <text:p text:style-name="P148">24.00 CHF</text:p>
      <text:p text:style-name="P149">--------------------------------</text:p>
      <text:p text:style-name="P150">Pinsa Vegetariana</text:p>
      <text:p text:style-name="P151">Tomatensauce, Mozzarella, sizilianische Auberginen, Zucchetti, Blattspinat, Peperoni, Oregano</text:p>
      <text:p text:style-name="P152">23.00 CHF</text:p>
      <text:p text:style-name="P153">--------------------------------</text:p>
      <text:p text:style-name="P154">Pinsa Funghi</text:p>
      <text:p text:style-name="P155">Tomatensauce, Mozzarella, Steinpilze, Champignons, Trüffelöl, Oregano</text:p>
      <text:p text:style-name="P156">22.00 CHF</text:p>
      <text:p text:style-name="P157">--------------------------------</text:p>
      <text:p text:style-name="P158">Pinsa Noemi</text:p>
      <text:p text:style-name="P159">Tomatensauce, Mozzarella, Parmaschinken, Parmesanspäne, Kirschtomaten, Rucola</text:p>
      <text:p text:style-name="P160">25.50 CHF</text:p>
      <text:p text:style-name="P161">--------------------------------</text:p>
      <text:p text:style-name="P162">Pinsa La Plaia</text:p>
      <text:p text:style-name="P163">Tomatensauce, Mozzarella, Gamberoni, Rucola, Kirschtomaten</text:p>
      <text:p text:style-name="P164">27.00 CHF</text:p>
      <text:soft-page-break/>
      <text:p text:style-name="P165">--------------------------------</text:p>
      <text:p text:style-name="P166">Pinsa Salsiccia e Friarielli</text:p>
      <text:p text:style-name="P167">Mozzarella, Provolone, Salsiccia e Friarielli</text:p>
      <text:p text:style-name="P168">25.50 CHF</text:p>
      <text:p text:style-name="P169">--------------------------------</text:p>
      <text:p text:style-name="P170">Pinsa Bufalino</text:p>
      <text:p text:style-name="P171">Tomatensauce, Mozzarella, Parmaschinken, Bufala, Rucola,</text:p>
      <text:p text:style-name="P172">25.50 CHF</text:p>
      <text:p text:style-name="P173">--------------------------------</text:p>
      <text:p text:style-name="P174">Pinsa Alessio</text:p>
      <text:p text:style-name="P175">Tomatensauce, Mozzarella, scharfer Salami, Peperoni, Ei</text:p>
      <text:p text:style-name="P176">24.00 CHF</text:p>
      <text:p text:style-name="P177">--------------------------------</text:p>
      <text:p text:style-name="P178">Pinsa Parma</text:p>
      <text:p text:style-name="P179">Tomatensauce, Mozzarella, Parmaschinken (18 Monate gereift), Oregano</text:p>
      <text:p text:style-name="P180">24.50 CHF</text:p>
      <text:p text:style-name="P181">--------------------------------</text:p>
      <text:p text:style-name="P182">Pinsa Calabrese</text:p>
      <text:p text:style-name="P183">Tomatensauce, Mozzarella, scharfe Salami</text:p>
      <text:p text:style-name="P184">21.50 CHF</text:p>
      <text:p text:style-name="P185">--------------------------------</text:p>
      <text:p text:style-name="P186">Pinsa Prosciutto e Funghi</text:p>
      <text:p text:style-name="P187">Tomatensauce, Mozzarella, Hinterschinken, Champignons, Oregano</text:p>
      <text:p text:style-name="P188">22.00 CHF</text:p>
      <text:soft-page-break/>
      <text:p text:style-name="P189">--------------------------------</text:p>
      <text:p text:style-name="P190">Pinsa Quattro Formaggi</text:p>
      <text:p text:style-name="P191">Tomatensauce, Mozzarella, Parmigiano Reggiano, Bufala, Gorgonzola</text:p>
      <text:p text:style-name="P192">24.00 CHF</text:p>
      <text:p text:style-name="P193">--------------------------------</text:p>
      <text:p text:style-name="P194">Pinsa La Qualità</text:p>
      <text:p text:style-name="P195">Kirschtomaten, Parmaschinken, Mascarpone, Rucola, Kirschtomaten, Trüffelöl</text:p>
      <text:p text:style-name="P196">26.50 CHF</text:p>
      <text:p text:style-name="P197">--------------------------------</text:p>
      <text:p text:style-name="P198">Pinsa Sofia Loren</text:p>
      <text:p text:style-name="P199">Kirschtomaten, Rucola, Pistazien, Mortadella, Burrata</text:p>
      <text:p text:style-name="P200">28.50 CHF</text:p>
      <text:p text:style-name="P201">--------------------------------</text:p>
      <text:p text:style-name="P202">Pinsa Dehorah</text:p>
      <text:p text:style-name="P203">Pistaziencrème, Krevetten, Mozzarella, Kirschtomaten</text:p>
      <text:p text:style-name="P204">32.00 CHF</text:p>
      <text:p text:style-name="P205">--------------------------------</text:p>
      <text:p text:style-name="P206">Pinsa Donna Emilia</text:p>
      <text:p text:style-name="P207">Kirschtomaten, Bresaola, Radicchio, Büffelmozzarella</text:p>
      <text:p text:style-name="P208">28.00 CHF</text:p>
      <text:p text:style-name="P209">--------------------------------</text:p>
      <text:p text:style-name="P210">Pinsa La Rosa</text:p>
      <text:p text:style-name="P211">Tomatensauce, Mozzarella, handgeklopftes Rindscarpaccio, Kirschtomaten, Rucola, Balsamicocrème, Parmigiano Reggiano</text:p>
      <text:soft-page-break/>
      <text:p text:style-name="P212">32.00 CHF</text:p>
      <text:p text:style-name="P213">--------------------------------</text:p>
      <text:p text:style-name="P214">Pinsa Tonno</text:p>
      <text:p text:style-name="P215">Tomatensauce, Mozzarella, Tonno, Zwibeln, Oliven</text:p>
      <text:p text:style-name="P216">22.50 CHF</text:p>
      <text:p text:style-name="P217">--------------------------------</text:p>
      <text:p text:style-name="P218">Il Tris</text:p>
      <text:p text:style-name="P219">Bignè alla crema, Cannolo Siciliano, Panna cotta con fragole</text:p>
      <text:p text:style-name="P220">14.00 CHF</text:p>
      <text:p text:style-name="P221">--------------------------------</text:p>
      <text:p text:style-name="P222">Profiterol</text:p>
      <text:p text:style-name="P223">9.50 CHF</text:p>
      <text:p text:style-name="P224">--------------------------------</text:p>
      <text:p text:style-name="P225">Tiramisù</text:p>
      <text:p text:style-name="P226">Classico</text:p>
      <text:p text:style-name="P227">9.50 CHF</text:p>
      <text:p text:style-name="P228">--------------------------------</text:p>
      <text:p text:style-name="P229">Tiramisù al pistacchio e nutella</text:p>
      <text:p text:style-name="P230">12.00 CHF</text:p>
      <text:p text:style-name="P231">--------------------------------</text:p>
      <text:p text:style-name="P232">Semifreddo con Ricotta e Pera</text:p>
      <text:p text:style-name="P233">8.50 CHF</text:p>
      <text:p text:style-name="P234">--------------------------------</text:p>
      <text:p text:style-name="P235">Panna Cotta</text:p>
      <text:soft-page-break/>
      <text:p text:style-name="P236">8.50 CHF</text:p>
      <text:p text:style-name="Normal"><text:span text:style-name="T237">------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T Sans Narrow" svg:font-family="PT Sans Narrow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CH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CH"/>
    </style:style>
    <style:style style:name="menu-price" style:display-name="menu-price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CH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ianmichele Siano</meta:initial-creator>
    <dc:creator>Gianmichele Siano</dc:creator>
    <meta:creation-date>2022-05-17T05:44:00Z</meta:creation-date>
    <dc:date>2022-05-17T06:09:00Z</dc:date>
    <meta:template xlink:href="Normal.dotm" xlink:type="simple"/>
    <meta:editing-cycles>1</meta:editing-cycles>
    <meta:editing-duration>PT0S</meta:editing-duration>
    <meta:document-statistic meta:page-count="11" meta:paragraph-count="13" meta:word-count="979" meta:character-count="6552" meta:row-count="46" meta:non-whitespace-character-count="5586"/>
  </office:meta>
</office:document-meta>
</file>